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8">
      <style:paragraph-properties style:text-autospace="none"/>
      <style:text-properties fo:color="#000000" style:font-name="Times New Roman" fo:font-size="12pt" style:font-name-asian="Arial1" style:font-size-asian="12pt" style:font-name-complex="Arial1" style:font-size-complex="12pt"/>
    </style:style>
    <style:style style:name="T1" style:family="text">
      <style:text-properties fo:color="#000000" style:text-position="super 58%" style:font-name="Times New Roman" fo:font-size="12pt" style:font-name-asian="Arial1" style:font-size-asian="12pt" style:font-name-complex="Arial1" style:font-size-complex="12pt"/>
    </style:style>
    <style:style style:name="T2" style:family="text">
      <style:text-properties fo:color="#000000" style:font-name="Times New Roman" fo:font-size="12pt" style:font-name-asian="Arial1" style:font-size-asian="12pt" style:font-name-complex="Arial1" style:font-size-complex="12pt"/>
    </style:style>
    <style:style style:name="T3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1. S. J. Russel and P. Norvig (2003). Artificial Intelligence. A Modern Approach. 2</text:span><text:span text:style-name="T1">nd</text:span><text:span text:style-name="T2"> ed. Prentice Hall.</text:span></text:p>
      <text:list xml:id="list3379958968597005647" text:style-name="L8">
        <text:list-item>
          <text:p text:style-name="P1">C.S. Krishnamoorthy and S.Rajeev(1996). Artificial Intelligence and Expert Systems for Engineers.1<text:span text:style-name="T3">st</text:span> ed. CRC Press LLC.</text:p>
        </text:list-item>
        <text:list-item>
          <text:p text:style-name="P1">L. Pedro Coelho and Willi Richert (2015). Building Machine Lerarning Systems with Python. 2<text:span text:style-name="T3">nd</text:span> <text:s/>ed. Packt Publishing.</text:p>
        </text:list-item>
        <text:list-item>
          <text:p text:style-name="P1">N. Yergler (2015). Effective Django. Build 2015.03.10. The Django Community. Open Source.</text:p>
        </text:list-item>
        <text:list-item>
          <text:p text:style-name="P1">J.Elman and M. Lavin (2015). Lightweight Django. Using Rest, Websockets and Backbone. 1<text:span text:style-name="T3">st</text:span> ed. O'Reilly Media, Inc.</text:p>
        </text:list-item>
        <text:list-item>
          <text:p text:style-name="P1">J. Forcier, P. Bissex, W. Chun (2009). Python Web Development with Django. 1<text:span text:style-name="T3">st</text:span> ed. Pearson Education, Inc.</text:p>
        </text:list-item>
        <text:list-item>
          <text:p text:style-name="P1">M. T. Goodrich, R. Tamassia, M. H. Goldwasser. Data Structures and Algorithms in Python (2013). John Wiley &amp; Sons, Inc.</text:p>
        </text:list-item>
        <text:list-item>
          <text:p text:style-name="P1"><text:s/>Google Android Team (2015). The Android SDK Documentation. Google inc.</text:p>
        </text:list-item>
        <text:list-item>
          <text:p text:style-name="P1">Django Developers Team (2015). The Django Framework Documentation. Django Open Source.</text:p>
        </text:list-item>
        <text:list-item>
          <text:p text:style-name="P1">Djang Rest-ful Framework Team (2015). The Django Rest Framework Documentation. Django Rest-ful Open Source Communit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9:46:06.15</meta:creation-date>
    <dc:date>2015-09-03T20:13:51.69</dc:date>
    <meta:editing-duration>PT27M28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0" meta:word-count="160" meta:character-count="1060"/>
  </office:meta>
</office:document-meta>
</file>